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36"/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upić domenę danzosystems.com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,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zka ACER NMW81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2" table:formula="of:=SUM([.E2:.E4])"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575" calcext:value-type="float">
            <text:p>1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book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1975" calcext:value-type="float">
            <text:p>19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Kredyt Opłacenie studiów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574.99" calcext:value-type="float">
            <text:p>1574,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212" calcext:value-type="float">
            <text:p>212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JBL Flip 5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pić rescue time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office:annotation draw:style-name="gr1" svg:width="2.899cm" svg:height="1.799cm" svg:x="6.737cm" svg:y="7.531cm" draw:caption-point-x="-0.61cm" draw:caption-point-y="1.51cm">
              <dc:creator>Unknown Author</dc:creator>
              <dc:date>2025-09-17T00:00:00</dc:date>
              <text:p><text:s/></text:p>
            </office:annotation>
            <text:p>Kupić ładowarkę do telefonu 60W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 xiaomi redmi note 13 pro+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office:value-type="string" calcext:value-type="string">
            <text:p>Domena danzosytems.com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0.10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table:style-name="ce2" table:formula="of:=SUM([.I24:.I27])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.00.0000</text:date>, <text:time style:data-style-name="N2" text:time-value="23:09:10.9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10-13T23:31:19.275000000</dc:date>
    <meta:editing-duration>PT9H48M56S</meta:editing-duration>
    <meta:editing-cycles>42</meta:editing-cycles>
    <meta:generator>LibreOffice/24.2.4.2$Windows_X86_64 LibreOffice_project/51a6219feb6075d9a4c46691dcfe0cd9c4fff3c2</meta:generator>
    <meta:document-statistic meta:table-count="1" meta:cell-count="113" meta:object-count="0"/>
  </office:meta>
</office:document-meta>
</file>